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paragraph-properties fo:text-align="center"/>
    </style:style>
  </office:automatic-styles>
  <office:body>
    <office:text text:use-soft-page-breaks="true">
      <text:p text:style-name="P1">Nama: Mayvan Gandhy<text:line-break/>Kelas: 1-D 4 Teknologi Game</text:p>
      <text:p text:style-name="Normal"/>
      <text:p text:style-name="P2">Tugas Membuat Game Sederhana Menggunakan C++</text:p>
      <text:p text:style-name="P3">Nama Game: PONG</text:p>
      <text:p text:style-name="P4">Keadaan Menang: Jika Salah Satu Pemain<text:s/>Mengumpulkan Poin Sampai 11 Terlebih Dahulu</text:p>
      <text:p text:style-name="P5">Keadaan kalah apabila musuh terlebih dahulu mendapatkan poin sampe 11</text:p>
      <text:p text:style-name="P6">Cara Bermain Seperti Game Ping Pong Sebelumnya kita<text:s/>mengarahkan ping pong masuk kedalam gawang musuh</text:p>
      <text:p text:style-name="P7">Game ini dimainkan oleh 2 orang, pemain pertama untuk geraknya akan menggunakan "w" untuk ke atas dan "s" untuk kebawah sedangkan pemain kedua menggunakan "p" untuk ke atas dan "l" untuk kebawah.</text:p>
      <text:p text:style-name="P8">Untuk Skor akan berada di atas</text:p>
      <text:p text:style-name="P9">PAPAN SKOR <text:s/>PERMAINAN</text:p>
      <text:p text:style-name="P10">10 <text:s text:c="19"/><text:tab/><text:tab/><text:tab/><text:tab/><text:tab/><text:tab/><text:tab/><text:tab/><text:tab/>9<text:s/></text:p>
      <text:p text:style-name="P11">__________________________<text:s/>________________________________________</text:p>
      <text:p text:style-name="P12">|<text:s text:c="62"/>O<text:s text:c="61"/><text:s text:c="21"/>|</text:p>
      <text:p text:style-name="P13">| <text:s text:c="137"/>[] <text:s text:c="5"/>|</text:p>
      <text:p text:style-name="P14">| <text:s text:c="3"/>[] <text:s text:c="139"/>|</text:p>
      <text:p text:style-name="P15">| <text:s text:c="146"/>|</text:p>
      <text:p text:style-name="P16">| <text:s text:c="146"/>|</text:p>
      <text:p text:style-name="P17">| <text:s text:c="146"/>|<text:s/></text:p>
      <text:p text:style-name="P18"><text:s/>__________________________________________________________________</text:p>
      <text:p text:style-name="P19"/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US_ROG</meta:initial-creator>
    <dc:creator>ASUS_ROG</dc:creator>
    <meta:creation-date>2017-12-04T03:34:00Z</meta:creation-date>
    <dc:date>2017-12-04T03:34:00Z</dc:date>
    <meta:template xlink:href="Normal" xlink:type="simple"/>
    <meta:editing-cycles>2</meta:editing-cycles>
    <meta:editing-duration>PT0S</meta:editing-duration>
    <meta:document-statistic meta:page-count="1" meta:paragraph-count="3" meta:word-count="251" meta:character-count="1679" meta:row-count="11" meta:non-whitespace-character-count="1431"/>
  </office:meta>
</office:document-meta>
</file>